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1674in" style:rel-column-width="4561*"/>
    </style:style>
    <style:style style:name="Table1.B" style:family="table-column">
      <style:table-column-properties style:column-width="1.6188in" style:rel-column-width="2331*"/>
    </style:style>
    <style:style style:name="Table1.C" style:family="table-column">
      <style:table-column-properties style:column-width="2.1389in" style:rel-column-width="308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1674in" style:rel-column-width="4561*"/>
    </style:style>
    <style:style style:name="Table2.B" style:family="table-column">
      <style:table-column-properties style:column-width="1.6188in" style:rel-column-width="2331*"/>
    </style:style>
    <style:style style:name="Table2.C" style:family="table-column">
      <style:table-column-properties style:column-width="2.1389in" style:rel-column-width="3080*"/>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1674in" style:rel-column-width="4561*"/>
    </style:style>
    <style:style style:name="Table3.B" style:family="table-column">
      <style:table-column-properties style:column-width="1.6188in" style:rel-column-width="2331*"/>
    </style:style>
    <style:style style:name="Table3.C" style:family="table-column">
      <style:table-column-properties style:column-width="2.1389in" style:rel-column-width="3080*"/>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4194in" style:rel-column-width="3484*"/>
    </style:style>
    <style:style style:name="Table4.B" style:family="table-column">
      <style:table-column-properties style:column-width="0.9868in" style:rel-column-width="1421*"/>
    </style:style>
    <style:style style:name="Table4.C" style:family="table-column">
      <style:table-column-properties style:column-width="1.1403in" style:rel-column-width="1642*"/>
    </style:style>
    <style:style style:name="Table4.D" style:family="table-column">
      <style:table-column-properties style:column-width="2.3785in" style:rel-column-width="3425*"/>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weight="normal" officeooo:rsid="0006412f" officeooo:paragraph-rsid="0006412f" style:font-weight-asian="normal" style:font-weight-complex="normal"/>
    </style:style>
    <style:style style:name="P2" style:family="paragraph" style:parent-style-name="Standard">
      <style:text-properties fo:font-size="14pt" fo:font-weight="normal" officeooo:rsid="0007e17a" officeooo:paragraph-rsid="0007e17a" style:font-weight-asian="normal" style:font-weight-complex="normal"/>
    </style:style>
    <style:style style:name="P3" style:family="paragraph" style:parent-style-name="Standard">
      <style:text-properties fo:font-size="14pt" fo:font-weight="normal" officeooo:rsid="0007e17a" officeooo:paragraph-rsid="0008dd90" style:font-weight-asian="normal" style:font-weight-complex="normal"/>
    </style:style>
    <style:style style:name="P4" style:family="paragraph" style:parent-style-name="Standard">
      <style:text-properties fo:font-size="14pt" fo:font-weight="normal" officeooo:rsid="0009c805" officeooo:paragraph-rsid="0009c805" style:font-weight-asian="normal" style:font-weight-complex="normal"/>
    </style:style>
    <style:style style:name="P5" style:family="paragraph" style:parent-style-name="Standard">
      <style:text-properties fo:font-size="14pt" fo:font-weight="bold" officeooo:rsid="0006412f" officeooo:paragraph-rsid="0006412f" style:font-weight-asian="bold" style:font-weight-complex="bold"/>
    </style:style>
    <style:style style:name="P6" style:family="paragraph" style:parent-style-name="Standard">
      <style:text-properties fo:font-size="14pt" fo:font-weight="bold" officeooo:rsid="0006412f" officeooo:paragraph-rsid="0007e17a" style:font-weight-asian="bold" style:font-weight-complex="bold"/>
    </style:style>
    <style:style style:name="P7" style:family="paragraph" style:parent-style-name="Standard">
      <style:text-properties fo:font-size="14pt" fo:font-weight="bold" officeooo:rsid="0006412f" officeooo:paragraph-rsid="0008dd90" style:font-weight-asian="bold" style:font-weight-complex="bold"/>
    </style:style>
    <style:style style:name="P8" style:family="paragraph" style:parent-style-name="Standard">
      <style:text-properties fo:font-size="14pt" fo:font-weight="bold" officeooo:rsid="0007e17a" officeooo:paragraph-rsid="0007e17a" style:font-weight-asian="bold" style:font-weight-complex="bold"/>
    </style:style>
    <style:style style:name="P9" style:family="paragraph" style:parent-style-name="Standard">
      <style:text-properties fo:font-size="14pt" fo:font-weight="bold" officeooo:rsid="0008dd90" officeooo:paragraph-rsid="0008dd90" style:font-weight-asian="bold" style:font-weight-complex="bold"/>
    </style:style>
    <style:style style:name="P10" style:family="paragraph" style:parent-style-name="Standard">
      <style:text-properties fo:font-size="18pt" fo:font-weight="bold" officeooo:rsid="0006412f" officeooo:paragraph-rsid="0006412f" style:font-weight-asian="bold" style:font-weight-complex="bold"/>
    </style:style>
    <style:style style:name="P11" style:family="paragraph" style:parent-style-name="Standard">
      <style:text-properties fo:font-size="18pt" fo:font-weight="bold" officeooo:rsid="0007e17a" officeooo:paragraph-rsid="0007e17a" style:font-weight-asian="bold" style:font-weight-complex="bold"/>
    </style:style>
    <style:style style:name="P12" style:family="paragraph" style:parent-style-name="Standard">
      <style:text-properties fo:font-size="18pt" fo:font-weight="bold" officeooo:rsid="0009c805" officeooo:paragraph-rsid="0009c805" style:font-weight-asian="bold" style:font-weight-complex="bold"/>
    </style:style>
    <style:style style:name="P13" style:family="paragraph" style:parent-style-name="Standard">
      <style:paragraph-properties fo:text-align="center" style:justify-single-word="false"/>
      <style:text-properties fo:font-size="18pt" fo:font-weight="bold" officeooo:rsid="000b1afb" officeooo:paragraph-rsid="000b1afb" style:font-weight-asian="bold" style:font-weight-complex="bold"/>
    </style:style>
    <style:style style:name="P14" style:family="paragraph" style:parent-style-name="Standard">
      <style:text-properties fo:font-size="18pt" fo:font-weight="bold" officeooo:rsid="000b1afb" officeooo:paragraph-rsid="000b1afb" style:font-weight-asian="bold" style:font-weight-complex="bold"/>
    </style:style>
    <style:style style:name="P15" style:family="paragraph" style:parent-style-name="Standard">
      <style:text-properties officeooo:paragraph-rsid="0006412f"/>
    </style:style>
    <style:style style:name="P16" style:family="paragraph" style:parent-style-name="Standard">
      <style:text-properties fo:font-weight="bold" officeooo:rsid="0008dd90" officeooo:paragraph-rsid="0008dd90" style:font-weight-asian="bold" style:font-weight-complex="bold"/>
    </style:style>
    <style:style style:name="P17" style:family="paragraph" style:parent-style-name="Standard">
      <style:text-properties officeooo:paragraph-rsid="0007e17a"/>
    </style:style>
    <style:style style:name="P18" style:family="paragraph" style:parent-style-name="Standard">
      <style:text-properties officeooo:paragraph-rsid="0008dd90"/>
    </style:style>
    <style:style style:name="P19" style:family="paragraph" style:parent-style-name="Standard">
      <style:text-properties officeooo:rsid="0009c805" officeooo:paragraph-rsid="0009c805"/>
    </style:style>
    <style:style style:name="P20" style:family="paragraph" style:parent-style-name="Table_20_Contents">
      <style:text-properties fo:font-size="14pt" officeooo:rsid="0006412f" officeooo:paragraph-rsid="0006412f"/>
    </style:style>
    <style:style style:name="P21" style:family="paragraph" style:parent-style-name="Table_20_Contents">
      <style:text-properties fo:font-size="14pt" officeooo:rsid="0006412f" officeooo:paragraph-rsid="0007e17a"/>
    </style:style>
    <style:style style:name="P22" style:family="paragraph" style:parent-style-name="Table_20_Contents">
      <style:text-properties fo:font-size="14pt" officeooo:rsid="0006412f" officeooo:paragraph-rsid="0008dd90"/>
    </style:style>
    <style:style style:name="P23" style:family="paragraph" style:parent-style-name="Table_20_Contents">
      <style:text-properties fo:font-size="14pt" officeooo:rsid="0007e17a" officeooo:paragraph-rsid="0007e17a"/>
    </style:style>
    <style:style style:name="P24" style:family="paragraph" style:parent-style-name="Table_20_Contents">
      <style:text-properties fo:font-size="14pt" officeooo:rsid="0007e17a" officeooo:paragraph-rsid="0008dd90"/>
    </style:style>
    <style:style style:name="P25" style:family="paragraph" style:parent-style-name="Table_20_Contents">
      <style:text-properties fo:font-size="14pt" officeooo:rsid="0007eb76" officeooo:paragraph-rsid="0007eb76"/>
    </style:style>
    <style:style style:name="P26" style:family="paragraph" style:parent-style-name="Table_20_Contents">
      <style:text-properties fo:font-size="14pt" officeooo:rsid="0007eb76" officeooo:paragraph-rsid="0008dd90"/>
    </style:style>
    <style:style style:name="P27" style:family="paragraph" style:parent-style-name="Table_20_Contents">
      <style:text-properties fo:font-size="14pt" officeooo:rsid="0008dd90" officeooo:paragraph-rsid="0008dd90"/>
    </style:style>
    <style:style style:name="P28" style:family="paragraph" style:parent-style-name="Table_20_Contents">
      <style:text-properties fo:font-size="14pt" officeooo:rsid="0009c805" officeooo:paragraph-rsid="0009c805"/>
    </style:style>
    <style:style style:name="T1" style:family="text">
      <style:text-properties fo:font-weight="normal" style:font-weight-asian="normal" style:font-weight-complex="normal"/>
    </style:style>
    <style:style style:name="T2" style:family="text">
      <style:text-properties officeooo:rsid="0007e17a"/>
    </style:style>
    <style:style style:name="T3" style:family="text">
      <style:text-properties fo:font-size="14pt"/>
    </style:style>
    <style:style style:name="T4" style:family="text">
      <style:text-properties fo:font-size="14pt" fo:font-weight="normal" style:font-weight-asian="normal" style:font-weight-complex="normal"/>
    </style:style>
    <style:style style:name="T5" style:family="text">
      <style:text-properties officeooo:rsid="0007eb76"/>
    </style:style>
    <style:style style:name="T6" style:family="text">
      <style:text-properties officeooo:rsid="0008dd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Kathmandu Engineering College</text:p>
      <text:p text:style-name="P13">Kalimati, Kathmandu</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b Report on </text:p>
      <text:p text:style-name="P13">Instrumentation I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Name: <text:span text:style-name="T1">Adarsha Acharya<text:tab/><text:tab/><text:tab/><text:tab/></text:span>Sumbitted to:</text:p>
      <text:p text:style-name="P14">Group: <text:span text:style-name="T1">A1<text:tab/><text:tab/><text:tab/><text:tab/><text:tab/><text:tab/><text:tab/>The Department of</text:span></text:p>
      <text:p text:style-name="P14">Year: <text:span text:style-name="T1">III/I<text:tab/><text:tab/><text:tab/><text:tab/><text:tab/><text:tab/>Electronics, Communication </text:span></text:p>
      <text:p text:style-name="P14">Roll no: <text:span text:style-name="T1">13<text:tab/><text:tab/><text:tab/><text:tab/><text:tab/><text:tab/>and Information Engineering</text:span></text:p>
      <text:p text:style-name="P10"><text:soft-page-break/>Introducing 8255 PPI with 8085 (mode 0)</text:p>
      <text:p text:style-name="P10"/>
      <text:p text:style-name="P10">Objective</text:p>
      <text:p text:style-name="P1">* To configure 8255 PPI in mode 0 and observe it’s application.</text:p>
      <text:p text:style-name="P1"/>
      <text:p text:style-name="P10">Theory</text:p>
      <text:p text:style-name="P1">PPI 8255 is general purpose programmable I/O interfacing device. It has 24 pins categorized as groups of 8 pins namely Port A, Port B and Port C. Port C can be further grouped as C upper and C lower but also, it can be used as an individual pin.</text:p>
      <text:p text:style-name="P1"/>
      <text:p text:style-name="P1">The functions of these ports are efined with control word in control register.</text:p>
      <text:p text:style-name="P1"/>
      <text:p text:style-name="P1">8255 can function in two different modes</text:p>
      <text:p text:style-name="P1">1) Bit Set/Reset mode (BSR mode)</text:p>
      <text:p text:style-name="P1">2) I/O mode</text:p>
      <text:p text:style-name="P1"/>
      <text:p text:style-name="P1">Mode 0 (basic I/O)</text:p>
      <text:p text:style-name="P1">There is a simple I/O configuration for all ports (A, B, C) There is no handshaking in this mode. The outputs are latched but inputs are not. It consists of two 8 bit-ports, A and B and two 4 bit Ports, C-upper and C-lower. Any of these ports can be configured as input or output.</text:p>
      <text:p text:style-name="P1"/>
      <text:p text:style-name="P1"/>
      <text:p text:style-name="P5">Q1) <text:span text:style-name="T1">Configure 8255A as Port A in mode 0 as output, and Port B in mode 0 as input.</text:span></text:p>
      <text:p text:style-name="P5"><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20">Mnemonics</text:p>
          </table:table-cell>
          <table:table-cell table:style-name="Table1.A1" office:value-type="string">
            <text:p text:style-name="P20">Op Code</text:p>
          </table:table-cell>
          <table:table-cell table:style-name="Table1.C1" office:value-type="string">
            <text:p text:style-name="P20">Address</text:p>
          </table:table-cell>
        </table:table-row>
        <table:table-row>
          <table:table-cell table:style-name="Table1.A2" office:value-type="string">
            <text:p text:style-name="P20">MVI A, 82H</text:p>
            <text:p text:style-name="P20"/>
            <text:p text:style-name="P20">OUT 83H</text:p>
            <text:p text:style-name="P20"/>
            <text:p text:style-name="P20">IN 81H</text:p>
            <text:p text:style-name="P20"/>
            <text:p text:style-name="P20">OUT 80H</text:p>
            <text:p text:style-name="P20"/>
            <text:p text:style-name="P20">RST 5</text:p>
          </table:table-cell>
          <table:table-cell table:style-name="Table1.A2" office:value-type="string">
            <text:p text:style-name="P20">3EH</text:p>
            <text:p text:style-name="P20">82H</text:p>
            <text:p text:style-name="P20">D3H</text:p>
            <text:p text:style-name="P20">83H</text:p>
            <text:p text:style-name="P20">DBH</text:p>
            <text:p text:style-name="P20">81H</text:p>
            <text:p text:style-name="P20">D3H</text:p>
            <text:p text:style-name="P20">80H</text:p>
            <text:p text:style-name="P20">EFH</text:p>
          </table:table-cell>
          <table:table-cell table:style-name="Table1.C2" office:value-type="string">
            <text:p text:style-name="P20">8000H</text:p>
            <text:p text:style-name="P20">8001H</text:p>
            <text:p text:style-name="P20">8002H</text:p>
            <text:p text:style-name="P20">8003H</text:p>
            <text:p text:style-name="P20">8004H</text:p>
            <text:p text:style-name="P20">8005H</text:p>
            <text:p text:style-name="P20">8006H</text:p>
            <text:p text:style-name="P20">8007H</text:p>
            <text:p text:style-name="P20">8008H</text:p>
          </table:table-cell>
        </table:table-row>
      </table:table>
      <text:p text:style-name="P5"><text:span text:style-name="T1"/></text:p>
      <text:p text:style-name="P5">Output</text:p>
      <text:p text:style-name="P5">Port A : <text:s/><text:span text:style-name="T1">01110111</text:span></text:p>
      <text:p text:style-name="P5">Port B: <text:span text:style-name="T1">01110111</text:span></text:p>
      <text:p text:style-name="P5"><text:span text:style-name="T1"/></text:p>
      <text:p text:style-name="P10"><text:soft-page-break/>Discussion: </text:p>
      <text:p text:style-name="P1">Port “A” was configured in mode 0 as an output port and port “B” as in the input port, also in mode 0. To do this, control word 82H was stored in control Register. The input provided in Port “B” was observed as output in Port “A”.</text:p>
      <text:p text:style-name="P1"/>
      <text:p text:style-name="P5">Q2) <text:span text:style-name="T1">Configure 8255A as Port A mode 0, output, and Port B as mode 0 and output as well.</text:span></text:p>
      <text:p text:style-name="P5"><text:span text:style-name="T1"/></text:p>
      <text:p text:style-name="P5"><text:span text:style-name="T1"/></text:p>
      <table:table table:name="Table2" table:style-name="Table2">
        <table:table-column table:style-name="Table2.A"/>
        <table:table-column table:style-name="Table2.B"/>
        <table:table-column table:style-name="Table2.C"/>
        <table:table-row>
          <table:table-cell table:style-name="Table2.A1" office:value-type="string">
            <text:p text:style-name="P20">Mnemonics</text:p>
          </table:table-cell>
          <table:table-cell table:style-name="Table2.A1" office:value-type="string">
            <text:p text:style-name="P20">Op Code</text:p>
          </table:table-cell>
          <table:table-cell table:style-name="Table2.C1" office:value-type="string">
            <text:p text:style-name="P20">Address</text:p>
          </table:table-cell>
        </table:table-row>
        <table:table-row>
          <table:table-cell table:style-name="Table2.A2" office:value-type="string">
            <text:p text:style-name="P20">MVI A, 80H</text:p>
            <text:p text:style-name="P20"/>
            <text:p text:style-name="P20">OUT 83H</text:p>
            <text:p text:style-name="P20"/>
            <text:p text:style-name="P20">MVI A, 07H</text:p>
            <text:p text:style-name="P20"/>
            <text:p text:style-name="P20">OUT 81H<text:line-break/></text:p>
            <text:p text:style-name="P20">OUT 80H</text:p>
            <text:p text:style-name="P20"/>
            <text:p text:style-name="P20">RST 5</text:p>
          </table:table-cell>
          <table:table-cell table:style-name="Table2.A2" office:value-type="string">
            <text:p text:style-name="P20">3EH</text:p>
            <text:p text:style-name="P20">80H</text:p>
            <text:p text:style-name="P20">D3H</text:p>
            <text:p text:style-name="P20">83H</text:p>
            <text:p text:style-name="P23">3EH</text:p>
            <text:p text:style-name="P23">D7H</text:p>
            <text:p text:style-name="P23">D3H</text:p>
            <text:p text:style-name="P23">82H</text:p>
            <text:p text:style-name="P23">D3H</text:p>
            <text:p text:style-name="P23">80H</text:p>
            <text:p text:style-name="P23">EFH</text:p>
          </table:table-cell>
          <table:table-cell table:style-name="Table2.C2" office:value-type="string">
            <text:p text:style-name="P20">8000H</text:p>
            <text:p text:style-name="P20">8001H</text:p>
            <text:p text:style-name="P20">8002H</text:p>
            <text:p text:style-name="P20">8003H</text:p>
            <text:p text:style-name="P20">8004H</text:p>
            <text:p text:style-name="P20">8005H</text:p>
            <text:p text:style-name="P20">8006H</text:p>
            <text:p text:style-name="P20">8007H</text:p>
            <text:p text:style-name="P20">8008H</text:p>
            <text:p text:style-name="P23">8009H</text:p>
            <text:p text:style-name="P23">800AH</text:p>
          </table:table-cell>
        </table:table-row>
      </table:table>
      <text:p text:style-name="P15"/>
      <text:p text:style-name="P8">Output: </text:p>
      <text:p text:style-name="P2">Port A: 11010111</text:p>
      <text:p text:style-name="P2">Port B: 11010111</text:p>
      <text:p text:style-name="P2"/>
      <text:p text:style-name="P11">Discussion: <text:span text:style-name="T4">In this D7H was providing by both part A and port B as output D7H in binary is 11010111 and from LED’s we observed the MSB and LSB of Port A and Port B.</text:span></text:p>
      <text:p text:style-name="P11"><text:span text:style-name="T4"/></text:p>
      <text:p text:style-name="P11"><text:span text:style-name="T3">Q3) </text:span><text:span text:style-name="T4">Configure 8255 PPI as Port A (mode0, input) and Port B (mode 1, output)</text:span></text:p>
      <text:p text:style-name="P2"/>
      <text:p text:style-name="P6"><text:span text:style-name="T1"/></text:p>
      <table:table table:name="Table3" table:style-name="Table3">
        <table:table-column table:style-name="Table3.A"/>
        <table:table-column table:style-name="Table3.B"/>
        <table:table-column table:style-name="Table3.C"/>
        <table:table-row>
          <table:table-cell table:style-name="Table3.A1" office:value-type="string">
            <text:p text:style-name="P21">Mnemonics</text:p>
          </table:table-cell>
          <table:table-cell table:style-name="Table3.A1" office:value-type="string">
            <text:p text:style-name="P21">Op Code</text:p>
          </table:table-cell>
          <table:table-cell table:style-name="Table3.C1" office:value-type="string">
            <text:p text:style-name="P21">Address</text:p>
          </table:table-cell>
        </table:table-row>
        <table:table-row>
          <table:table-cell table:style-name="Table3.A2" office:value-type="string">
            <text:p text:style-name="P21">MVI A, <text:span text:style-name="T5">9</text:span>0H</text:p>
            <text:p text:style-name="P21"/>
            <text:p text:style-name="P21">OUT 83H</text:p>
            <text:p text:style-name="P21"/>
            <text:p text:style-name="P23">IN 80H</text:p>
            <text:p text:style-name="P21"/>
            <text:p text:style-name="P21"><text:soft-page-break/>OUT 81H<text:line-break/></text:p>
            <text:p text:style-name="P23">STA 8FF1H</text:p>
            <text:p text:style-name="P21"/>
            <text:p text:style-name="P21"/>
            <text:p text:style-name="P25">CALL 044CH</text:p>
            <text:p text:style-name="P25"/>
            <text:p text:style-name="P25"/>
            <text:p text:style-name="P25">HLT</text:p>
          </table:table-cell>
          <table:table-cell table:style-name="Table3.A2" office:value-type="string">
            <text:p text:style-name="P21">3EH</text:p>
            <text:p text:style-name="P21"><text:span text:style-name="T2">9</text:span>0H</text:p>
            <text:p text:style-name="P21">D3H</text:p>
            <text:p text:style-name="P21">83H</text:p>
            <text:p text:style-name="P25">DBH</text:p>
            <text:p text:style-name="P25">80H</text:p>
            <text:p text:style-name="P23"><text:soft-page-break/>D<text:span text:style-name="T5">3</text:span>H</text:p>
            <text:p text:style-name="P23">8<text:span text:style-name="T5">1</text:span>H</text:p>
            <text:p text:style-name="P23"><text:span text:style-name="T5">32</text:span>H</text:p>
            <text:p text:style-name="P23"><text:span text:style-name="T5">F1</text:span>H</text:p>
            <text:p text:style-name="P25">81H</text:p>
            <text:p text:style-name="P25">CDH</text:p>
            <text:p text:style-name="P25">4CH</text:p>
            <text:p text:style-name="P25">04H</text:p>
            <text:p text:style-name="P25">76H</text:p>
          </table:table-cell>
          <table:table-cell table:style-name="Table3.C2" office:value-type="string">
            <text:p text:style-name="P21">8000H</text:p>
            <text:p text:style-name="P21">8001H</text:p>
            <text:p text:style-name="P21">8002H</text:p>
            <text:p text:style-name="P21">8003H</text:p>
            <text:p text:style-name="P21">8004H</text:p>
            <text:p text:style-name="P21">8005H</text:p>
            <text:p text:style-name="P21"><text:soft-page-break/>8006H</text:p>
            <text:p text:style-name="P21">8007H</text:p>
            <text:p text:style-name="P21">8008H</text:p>
            <text:p text:style-name="P23">8009H</text:p>
            <text:p text:style-name="P23">800AH</text:p>
            <text:p text:style-name="P25">800BH</text:p>
            <text:p text:style-name="P25">800CH</text:p>
            <text:p text:style-name="P25">800DH</text:p>
            <text:p text:style-name="P25">800EH</text:p>
          </table:table-cell>
        </table:table-row>
      </table:table>
      <text:p text:style-name="P17"/>
      <text:p text:style-name="P16"/>
      <text:p text:style-name="P9">Q4) <text:span text:style-name="T1">WAP to send port C pins and Port C pins associated to switched as top of the given 8155 PPI module.</text:span></text:p>
      <text:p text:style-name="P9"><text:span text:style-name="T1"/></text:p>
      <text:p text:style-name="P16"><text:span text:style-name="T1"/></text:p>
      <text:p text:style-name="P3"/>
      <text:p text:style-name="P7"><text:span text:style-name="T1"/></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2">Mnemonics</text:p>
          </table:table-cell>
          <table:table-cell table:style-name="Table4.A1" office:value-type="string">
            <text:p text:style-name="P22">Op Code</text:p>
          </table:table-cell>
          <table:table-cell table:style-name="Table4.A1" office:value-type="string">
            <text:p text:style-name="P22">Address</text:p>
          </table:table-cell>
          <table:table-cell table:style-name="Table4.D1" office:value-type="string">
            <text:p text:style-name="P28">Output</text:p>
          </table:table-cell>
        </table:table-row>
        <table:table-row>
          <table:table-cell table:style-name="Table4.A2" office:value-type="string">
            <text:p text:style-name="P22">MVI A, <text:span text:style-name="T5">9</text:span>0H</text:p>
            <text:p text:style-name="P22"/>
            <text:p text:style-name="P22">OUT 83H</text:p>
            <text:p text:style-name="P22"/>
            <text:p text:style-name="P22"><text:span text:style-name="T6">MVI A, 01H</text:span><text:line-break/></text:p>
            <text:p text:style-name="P24"><text:span text:style-name="T6">OUT</text:span> <text:span text:style-name="T6">83H</text:span></text:p>
            <text:p text:style-name="P26"/>
            <text:p text:style-name="P27">RST5</text:p>
          </table:table-cell>
          <table:table-cell table:style-name="Table4.A2" office:value-type="string">
            <text:p text:style-name="P22">3EH</text:p>
            <text:p text:style-name="P22"><text:span text:style-name="T2">9</text:span>0H</text:p>
            <text:p text:style-name="P22">D3H</text:p>
            <text:p text:style-name="P22">83H</text:p>
            <text:p text:style-name="P27">3EH</text:p>
            <text:p text:style-name="P27">01H</text:p>
            <text:p text:style-name="P24">D<text:span text:style-name="T5">3</text:span>H</text:p>
            <text:p text:style-name="P27">83H</text:p>
            <text:p text:style-name="P27">EFH</text:p>
          </table:table-cell>
          <table:table-cell table:style-name="Table4.A2" office:value-type="string">
            <text:p text:style-name="P22">8000H</text:p>
            <text:p text:style-name="P22">8001H</text:p>
            <text:p text:style-name="P22">8002H</text:p>
            <text:p text:style-name="P22">8003H</text:p>
            <text:p text:style-name="P22">8004H</text:p>
            <text:p text:style-name="P22">8005H</text:p>
            <text:p text:style-name="P22">8006H</text:p>
            <text:p text:style-name="P22">8007H</text:p>
            <text:p text:style-name="P22">8008H</text:p>
          </table:table-cell>
          <table:table-cell table:style-name="Table4.D2" office:value-type="string">
            <text:p text:style-name="P28">PC0, 01H, LED1 on</text:p>
            <text:p text:style-name="P28">PC1, 03H, LED2 on</text:p>
            <text:p text:style-name="P28">PC2, 05H, no LED on</text:p>
            <text:p text:style-name="P28">PC3, 07H, LED3 on</text:p>
            <text:p text:style-name="P28">PC4, 09H, no LED on</text:p>
            <text:p text:style-name="P28">PC5, 0BH, LED4 on</text:p>
            <text:p text:style-name="P28">PC6, 0DH, no LED on</text:p>
            <text:p text:style-name="P28">PC7, 0FH, LED5 on</text:p>
            <text:p text:style-name="P28"/>
          </table:table-cell>
        </table:table-row>
      </table:table>
      <text:p text:style-name="P18"><text:span text:style-name="T1"/></text:p>
      <text:p text:style-name="P19"><text:span text:style-name="T1"/></text:p>
      <text:p text:style-name="P12">Discussion:</text:p>
      <text:p text:style-name="P4">Depending upon the input provided at 8055H address for PC0, PC1, PC7 we could observe the port C pins associated to switched in PPI</text:p>
      <text:p text:style-name="P4"/>
      <text:p text:style-name="P12">Conclusion</text:p>
      <text:p text:style-name="P4">Hence 8255A PPI was interfaced with 8085 microprocessor in Mode 0 for input and outp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5T22:39:18.985132024</meta:creation-date>
    <dc:date>2024-06-26T05:23:11.765995203</dc:date>
    <meta:editing-duration>PT39M27S</meta:editing-duration>
    <meta:editing-cycles>3</meta:editing-cycles>
    <meta:generator>LibreOffice/24.2.3.2$Linux_X86_64 LibreOffice_project/420$Build-2</meta:generator>
    <meta:print-date>2024-06-26T05:23:23.366015296</meta:print-date>
    <meta:printed-by>PDF files</meta:printed-by>
    <meta:document-statistic meta:table-count="4" meta:image-count="0" meta:object-count="0" meta:page-count="4" meta:paragraph-count="168" meta:word-count="592" meta:character-count="2896" meta:non-whitespace-character-count="2445"/>
  </office:meta>
</office:document-meta>
</file>